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mail</text:p>
          </table:table-cell>
          <table:table-cell office:value-type="string" table:style-name="ce1">
            <text:p>mess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ice</text:p>
          </table:table-cell>
          <table:table-cell office:value-type="string" table:style-name="ce2">
            <text:p><text:a xlink:href="mailto:Alice@test,com">Alice@test,com</text:a></text:p>
          </table:table-cell>
          <table:table-cell office:value-type="string" table:style-name="ce1">
            <text:p>hello ali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b</text:p>
          </table:table-cell>
          <table:table-cell office:value-type="string" table:style-name="ce2">
            <text:p><text:a xlink:href="mailto:Bob@test,com">Bob@test,com</text:a></text:p>
          </table:table-cell>
          <table:table-cell office:value-type="string" table:style-name="ce1">
            <text:p>hello Bo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lie</text:p>
          </table:table-cell>
          <table:table-cell office:value-type="string" table:style-name="ce2">
            <text:p><text:a xlink:href="mailto:charlie@test,com">charlie@test,com</text:a></text:p>
          </table:table-cell>
          <table:table-cell office:value-type="string" table:style-name="ce1">
            <text:p>hello charlie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Islem Gharssallah</meta:initial-creator>
    <dc:creator>Islem Gharssallah</dc:creator>
    <meta:creation-date>2025-07-26T14:34:59Z</meta:creation-date>
    <dc:date>2025-07-30T09:49:04Z</dc:date>
  </office:meta>
</office:document-meta>
</file>